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erStemFilter.next( final Token reusable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erStemFilter.PorterStemFilter( Token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erStemFilter.incrementTok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